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21"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2" style:family="paragraph" style:parent-style-name="Standard">
      <style:paragraph-properties fo:margin-top="0in" fo:margin-bottom="0.139in" style:contextual-spacing="false" fo:line-height="115%"/>
    </style:style>
    <style:style style:name="P23" style:family="paragraph" style:parent-style-name="Standard">
      <style:paragraph-properties fo:margin-top="0in" fo:margin-bottom="0.139in" style:contextual-spacing="false" fo:line-height="115%"/>
      <style:text-properties officeooo:paragraph-rsid="0021c59e"/>
    </style:style>
    <style:style style:name="P24" style:family="paragraph" style:parent-style-name="Standard">
      <style:paragraph-properties fo:margin-top="0in" fo:margin-bottom="0.139in" style:contextual-spacing="false" fo:line-height="115%"/>
      <style:text-properties officeooo:paragraph-rsid="00240889"/>
    </style:style>
    <style:style style:name="P25" style:family="paragraph" style:parent-style-name="Standard">
      <style:paragraph-properties fo:margin-top="0in" fo:margin-bottom="0.139in" style:contextual-spacing="false" fo:line-height="115%"/>
      <style:text-properties officeooo:paragraph-rsid="00243d97"/>
    </style:style>
    <style:style style:name="P26" style:family="paragraph" style:parent-style-name="Standard">
      <style:paragraph-properties fo:margin-top="0in" fo:margin-bottom="0.139in" style:contextual-spacing="false" fo:line-height="115%"/>
      <style:text-properties officeooo:paragraph-rsid="002c55c2"/>
    </style:style>
    <style:style style:name="P27" style:family="paragraph" style:parent-style-name="Standard">
      <style:paragraph-properties fo:margin-top="0in" fo:margin-bottom="0.139in" style:contextual-spacing="false" fo:line-height="115%"/>
      <style:text-properties officeooo:paragraph-rsid="002ca1fc"/>
    </style:style>
    <style:style style:name="P28" style:family="paragraph" style:parent-style-name="Standard">
      <style:paragraph-properties fo:margin-top="0in" fo:margin-bottom="0.139in" style:contextual-spacing="false" fo:line-height="115%"/>
      <style:text-properties officeooo:paragraph-rsid="00304d6e"/>
    </style:style>
    <style:style style:name="P29" style:family="paragraph" style:parent-style-name="Standard">
      <style:paragraph-properties fo:margin-top="0in" fo:margin-bottom="0.139in" style:contextual-spacing="false" fo:line-height="115%"/>
      <style:text-properties officeooo:paragraph-rsid="00331e06"/>
    </style:style>
    <style:style style:name="P30" style:family="paragraph" style:parent-style-name="Standard">
      <style:paragraph-properties fo:margin-top="0in" fo:margin-bottom="0.139in" style:contextual-spacing="false" fo:line-height="115%"/>
      <style:text-properties officeooo:paragraph-rsid="00293be1"/>
    </style:style>
    <style:style style:name="P31" style:family="paragraph" style:parent-style-name="Standard">
      <style:paragraph-properties fo:margin-top="0in" fo:margin-bottom="0.139in" style:contextual-spacing="false" fo:line-height="115%"/>
      <style:text-properties officeooo:paragraph-rsid="002a7779"/>
    </style:style>
    <style:style style:name="P32" style:family="paragraph" style:parent-style-name="Standard">
      <style:paragraph-properties fo:margin-top="0in" fo:margin-bottom="0.139in" style:contextual-spacing="false" fo:line-height="115%"/>
      <style:text-properties officeooo:paragraph-rsid="002a79b4"/>
    </style:style>
    <style:style style:name="P33" style:family="paragraph" style:parent-style-name="Standard">
      <style:paragraph-properties fo:margin-top="0in" fo:margin-bottom="0.139in" style:contextual-spacing="false" fo:line-height="115%"/>
      <style:text-properties officeooo:paragraph-rsid="002fdaf4"/>
    </style:style>
    <style:style style:name="P34" style:family="paragraph" style:parent-style-name="Standard">
      <style:paragraph-properties fo:margin-top="0in" fo:margin-bottom="0.139in" style:contextual-spacing="false" fo:line-height="115%"/>
      <style:text-properties officeooo:paragraph-rsid="0036d737"/>
    </style:style>
    <style:style style:name="P35" style:family="paragraph" style:parent-style-name="Standard">
      <style:paragraph-properties fo:margin-top="0in" fo:margin-bottom="0.139in" style:contextual-spacing="false" fo:line-height="115%"/>
      <style:text-properties officeooo:paragraph-rsid="00385ec8"/>
    </style:style>
    <style:style style:name="P36" style:family="paragraph" style:parent-style-name="Standard">
      <style:paragraph-properties fo:margin-top="0in" fo:margin-bottom="0.139in" style:contextual-spacing="false" fo:line-height="115%"/>
      <style:text-properties officeooo:paragraph-rsid="003ad3b2"/>
    </style:style>
    <style:style style:name="P37" style:family="paragraph" style:parent-style-name="Standard">
      <style:paragraph-properties fo:margin-top="0in" fo:margin-bottom="0.139in" style:contextual-spacing="false" fo:line-height="115%"/>
      <style:text-properties officeooo:paragraph-rsid="003c9c6c"/>
    </style:style>
    <style:style style:name="P38" style:family="paragraph" style:parent-style-name="Standard">
      <style:paragraph-properties fo:margin-top="0in" fo:margin-bottom="0.139in" style:contextual-spacing="false" fo:line-height="115%"/>
      <style:text-properties officeooo:paragraph-rsid="00412da6"/>
    </style:style>
    <style:style style:name="P39" style:family="paragraph" style:parent-style-name="Standard">
      <style:paragraph-properties fo:margin-top="0in" fo:margin-bottom="0.139in" style:contextual-spacing="false" fo:line-height="115%"/>
      <style:text-properties officeooo:paragraph-rsid="00430417"/>
    </style:style>
    <style:style style:name="P40" style:family="paragraph" style:parent-style-name="Standard">
      <style:paragraph-properties fo:margin-top="0in" fo:margin-bottom="0.139in" style:contextual-spacing="false" fo:line-height="115%"/>
      <style:text-properties officeooo:paragraph-rsid="004631aa"/>
    </style:style>
    <style:style style:name="P41" style:family="paragraph" style:parent-style-name="Standard">
      <style:paragraph-properties fo:margin-top="0in" fo:margin-bottom="0.139in" style:contextual-spacing="false" fo:line-height="115%"/>
      <style:text-properties officeooo:paragraph-rsid="0047a952"/>
    </style:style>
    <style:style style:name="P42" style:family="paragraph" style:parent-style-name="Standard">
      <style:paragraph-properties fo:margin-top="0in" fo:margin-bottom="0.139in" style:contextual-spacing="false" fo:line-height="115%"/>
      <style:text-properties officeooo:paragraph-rsid="0047bab6"/>
    </style:style>
    <style:style style:name="P43" style:family="paragraph" style:parent-style-name="Standard">
      <style:paragraph-properties fo:margin-top="0in" fo:margin-bottom="0.139in" style:contextual-spacing="false" fo:line-height="115%"/>
      <style:text-properties officeooo:paragraph-rsid="004a9e0f"/>
    </style:style>
    <style:style style:name="P44" style:family="paragraph" style:parent-style-name="Standard">
      <style:paragraph-properties fo:margin-top="0in" fo:margin-bottom="0.139in" style:contextual-spacing="false" fo:line-height="115%"/>
      <style:text-properties officeooo:paragraph-rsid="004c693e"/>
    </style:style>
    <style:style style:name="P45" style:family="paragraph" style:parent-style-name="Standard">
      <style:paragraph-properties fo:margin-top="0in" fo:margin-bottom="0.139in" style:contextual-spacing="false" fo:line-height="115%"/>
      <style:text-properties officeooo:paragraph-rsid="004de704"/>
    </style:style>
    <style:style style:name="P46" style:family="paragraph" style:parent-style-name="Standard">
      <style:paragraph-properties fo:margin-top="0in" fo:margin-bottom="0.139in" style:contextual-spacing="false" fo:line-height="115%"/>
      <style:text-properties officeooo:paragraph-rsid="0053a3c5"/>
    </style:style>
    <style:style style:name="P47" style:family="paragraph" style:parent-style-name="Standard">
      <style:paragraph-properties fo:margin-top="0in" fo:margin-bottom="0.139in" style:contextual-spacing="false" fo:line-height="115%"/>
      <style:text-properties officeooo:paragraph-rsid="00552e23"/>
    </style:style>
    <style:style style:name="P48" style:family="paragraph" style:parent-style-name="Standard">
      <style:paragraph-properties fo:margin-top="0in" fo:margin-bottom="0.139in" style:contextual-spacing="false" fo:line-height="115%"/>
      <style:text-properties officeooo:paragraph-rsid="00582cb3"/>
    </style:style>
    <style:style style:name="P49" style:family="paragraph" style:parent-style-name="Standard">
      <style:paragraph-properties fo:margin-top="0in" fo:margin-bottom="0.139in" style:contextual-spacing="false" fo:line-height="115%"/>
      <style:text-properties officeooo:paragraph-rsid="005a4aeb"/>
    </style:style>
    <style:style style:name="P50" style:family="paragraph" style:parent-style-name="Standard">
      <style:paragraph-properties fo:margin-top="0in" fo:margin-bottom="0.139in" style:contextual-spacing="false" fo:line-height="115%"/>
      <style:text-properties officeooo:paragraph-rsid="005d18b0"/>
    </style:style>
    <style:style style:name="P51" style:family="paragraph" style:parent-style-name="Standard">
      <style:paragraph-properties fo:margin-top="0in" fo:margin-bottom="0.139in" style:contextual-spacing="false" fo:line-height="115%"/>
      <style:text-properties officeooo:paragraph-rsid="005f93a2"/>
    </style:style>
    <style:style style:name="P52" style:family="paragraph" style:parent-style-name="Standard">
      <style:paragraph-properties fo:margin-top="0in" fo:margin-bottom="0.139in" style:contextual-spacing="false" fo:line-height="115%"/>
      <style:text-properties officeooo:paragraph-rsid="0061759a"/>
    </style:style>
    <style:style style:name="P53" style:family="paragraph" style:parent-style-name="Standard">
      <style:paragraph-properties fo:margin-top="0in" fo:margin-bottom="0.139in" style:contextual-spacing="false" fo:line-height="115%"/>
      <style:text-properties officeooo:paragraph-rsid="00641016"/>
    </style:style>
    <style:style style:name="P54" style:family="paragraph" style:parent-style-name="Standard">
      <style:paragraph-properties fo:margin-top="0in" fo:margin-bottom="0.139in" style:contextual-spacing="false" fo:line-height="115%"/>
      <style:text-properties officeooo:paragraph-rsid="0064a644"/>
    </style:style>
    <style:style style:name="P55" style:family="paragraph" style:parent-style-name="Standard">
      <style:paragraph-properties fo:margin-top="0in" fo:margin-bottom="0.139in" style:contextual-spacing="false" fo:line-height="115%"/>
      <style:text-properties officeooo:paragraph-rsid="00651764"/>
    </style:style>
    <style:style style:name="P56" style:family="paragraph" style:parent-style-name="Standard">
      <style:paragraph-properties fo:margin-top="0in" fo:margin-bottom="0.139in" style:contextual-spacing="false" fo:line-height="115%"/>
      <style:text-properties officeooo:paragraph-rsid="006639d5"/>
    </style:style>
    <style:style style:name="P57" style:family="paragraph" style:parent-style-name="Standard">
      <style:paragraph-properties fo:margin-top="0in" fo:margin-bottom="0.139in" style:contextual-spacing="false" fo:line-height="115%"/>
      <style:text-properties officeooo:paragraph-rsid="00688957"/>
    </style:style>
    <style:style style:name="P58" style:family="paragraph" style:parent-style-name="Standard">
      <style:paragraph-properties fo:margin-top="0in" fo:margin-bottom="0.139in" style:contextual-spacing="false" fo:line-height="115%"/>
      <style:text-properties officeooo:paragraph-rsid="00698784"/>
    </style:style>
    <style:style style:name="P59" style:family="paragraph" style:parent-style-name="Standard">
      <style:paragraph-properties fo:margin-top="0in" fo:margin-bottom="0.139in" style:contextual-spacing="false" fo:line-height="115%"/>
      <style:text-properties officeooo:paragraph-rsid="006b088f"/>
    </style:style>
    <style:style style:name="P60" style:family="paragraph" style:parent-style-name="Standard">
      <style:paragraph-properties fo:margin-top="0in" fo:margin-bottom="0.139in" style:contextual-spacing="false" fo:line-height="115%"/>
      <style:text-properties officeooo:paragraph-rsid="006cc231"/>
    </style:style>
    <style:style style:name="P61" style:family="paragraph" style:parent-style-name="Standard">
      <style:paragraph-properties fo:margin-top="0in" fo:margin-bottom="0.139in" style:contextual-spacing="false" fo:line-height="115%"/>
      <style:text-properties officeooo:paragraph-rsid="006cca9e"/>
    </style:style>
    <style:style style:name="P62" style:family="paragraph" style:parent-style-name="Standard">
      <style:paragraph-properties fo:margin-top="0in" fo:margin-bottom="0.139in" style:contextual-spacing="false" fo:line-height="115%"/>
      <style:text-properties officeooo:paragraph-rsid="007393f5"/>
    </style:style>
    <style:style style:name="P63" style:family="paragraph" style:parent-style-name="Standard">
      <style:paragraph-properties fo:margin-top="0in" fo:margin-bottom="0.139in" style:contextual-spacing="false" fo:line-height="115%"/>
      <style:text-properties officeooo:paragraph-rsid="0076b0fb"/>
    </style:style>
    <style:style style:name="P64" style:family="paragraph" style:parent-style-name="Standard">
      <style:paragraph-properties fo:margin-top="0in" fo:margin-bottom="0.139in" style:contextual-spacing="false" fo:line-height="115%"/>
      <style:text-properties officeooo:paragraph-rsid="00775bb4"/>
    </style:style>
    <style:style style:name="P65" style:family="paragraph" style:parent-style-name="Standard">
      <style:paragraph-properties fo:margin-top="0in" fo:margin-bottom="0.139in" style:contextual-spacing="false" fo:line-height="115%"/>
      <style:text-properties officeooo:paragraph-rsid="007921f1"/>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6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7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7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7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7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7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7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7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7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7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7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1016" fo:background-color="transparent" style:font-size-asian="11pt" style:font-weight-asian="normal"/>
    </style:style>
    <style:style style:name="P8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4a644" fo:background-color="transparent" style:font-size-asian="11pt" style:font-weight-asian="normal"/>
    </style:style>
    <style:style style:name="P8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51764" fo:background-color="transparent" style:font-size-asian="11pt" style:font-weight-asian="normal"/>
    </style:style>
    <style:style style:name="P8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639d5" fo:background-color="transparent" style:font-size-asian="11pt" style:font-weight-asian="normal"/>
    </style:style>
    <style:style style:name="P8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88957" fo:background-color="transparent" style:font-size-asian="11pt" style:font-weight-asian="normal"/>
    </style:style>
    <style:style style:name="P8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98784" fo:background-color="transparent" style:font-size-asian="11pt" style:font-weight-asian="normal"/>
    </style:style>
    <style:style style:name="P8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b088f" fo:background-color="transparent" style:font-size-asian="11pt" style:font-weight-asian="normal"/>
    </style:style>
    <style:style style:name="P8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231" fo:background-color="transparent" style:font-size-asian="11pt" style:font-weight-asian="normal"/>
    </style:style>
    <style:style style:name="P8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cca9e" fo:background-color="transparent" style:font-size-asian="11pt" style:font-weight-asian="normal"/>
    </style:style>
    <style:style style:name="P8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393f5" fo:background-color="transparent" style:font-size-asian="11pt" style:font-weight-asian="normal"/>
    </style:style>
    <style:style style:name="P8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53df0" fo:background-color="transparent" style:font-size-asian="11pt" style:font-weight-asian="normal"/>
    </style:style>
    <style:style style:name="P9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6b0fb" fo:background-color="transparent" style:font-size-asian="11pt" style:font-weight-asian="normal"/>
    </style:style>
    <style:style style:name="P9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75bb4" fo:background-color="transparent" style:font-size-asian="11pt" style:font-weight-asian="normal"/>
    </style:style>
    <style:style style:name="P9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921f1" fo:background-color="transparent" style:font-size-asian="11pt" style:font-weight-asian="normal"/>
    </style:style>
    <style:style style:name="P93"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94" style:family="paragraph" style:parent-style-name="Standard" style:list-style-name="L1">
      <style:paragraph-properties fo:margin-top="0in" fo:margin-bottom="0.139in" style:contextual-spacing="false" fo:line-height="115%"/>
      <style:text-properties officeooo:paragraph-rsid="00240889"/>
    </style:style>
    <style:style style:name="P95" style:family="paragraph" style:parent-style-name="Standard" style:list-style-name="L1">
      <style:paragraph-properties fo:margin-top="0in" fo:margin-bottom="0.139in" style:contextual-spacing="false" fo:line-height="115%"/>
      <style:text-properties officeooo:paragraph-rsid="00243d97"/>
    </style:style>
    <style:style style:name="P96" style:family="paragraph" style:parent-style-name="Standard" style:list-style-name="L1">
      <style:paragraph-properties fo:margin-top="0in" fo:margin-bottom="0.139in" style:contextual-spacing="false" fo:line-height="115%"/>
      <style:text-properties officeooo:paragraph-rsid="002c55c2"/>
    </style:style>
    <style:style style:name="P97" style:family="paragraph" style:parent-style-name="Standard" style:list-style-name="L1">
      <style:paragraph-properties fo:margin-top="0in" fo:margin-bottom="0.139in" style:contextual-spacing="false" fo:line-height="115%"/>
      <style:text-properties officeooo:paragraph-rsid="002ca1fc"/>
    </style:style>
    <style:style style:name="P98" style:family="paragraph" style:parent-style-name="Standard" style:list-style-name="L1">
      <style:paragraph-properties fo:margin-top="0in" fo:margin-bottom="0.139in" style:contextual-spacing="false" fo:line-height="115%"/>
      <style:text-properties officeooo:paragraph-rsid="00304d6e"/>
    </style:style>
    <style:style style:name="P99" style:family="paragraph" style:parent-style-name="Standard" style:list-style-name="L1">
      <style:paragraph-properties fo:margin-top="0in" fo:margin-bottom="0.139in" style:contextual-spacing="false" fo:line-height="115%"/>
      <style:text-properties officeooo:paragraph-rsid="00331e06"/>
    </style:style>
    <style:style style:name="P100" style:family="paragraph" style:parent-style-name="Standard">
      <style:paragraph-properties fo:margin-top="0in" fo:margin-bottom="0.139in" style:contextual-spacing="false" fo:line-height="115%"/>
      <style:text-properties officeooo:paragraph-rsid="007bcd21"/>
    </style:style>
    <style:style style:name="P101"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102"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10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10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10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10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10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10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6b0fb" fo:background-color="transparent" style:font-size-asian="11pt" style:font-weight-asian="normal"/>
    </style:style>
    <style:style style:name="P10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7bcd21" fo:background-color="transparent" style:font-size-asian="11pt" style:font-weight-asian="normal"/>
    </style:style>
    <style:style style:name="P11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11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11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11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11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11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11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11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11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11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12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12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12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12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41016" fo:background-color="transparent" style:font-size-asian="11pt" style:font-weight-asian="normal"/>
    </style:style>
    <style:style style:name="P12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12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51764" officeooo:paragraph-rsid="00651764" fo:background-color="transparent" style:font-size-asian="11pt" style:font-weight-asian="normal"/>
    </style:style>
    <style:style style:name="P12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76412" fo:background-color="transparent" style:font-size-asian="11pt" style:font-weight-asian="normal"/>
    </style:style>
    <style:style style:name="P12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76412" officeooo:paragraph-rsid="00688957" fo:background-color="transparent" style:font-size-asian="11pt" style:font-weight-asian="normal"/>
    </style:style>
    <style:style style:name="P12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b088f" officeooo:paragraph-rsid="006b088f" fo:background-color="transparent" style:font-size-asian="11pt" style:font-weight-asian="normal"/>
    </style:style>
    <style:style style:name="P12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5f693" officeooo:paragraph-rsid="0075f693" fo:background-color="transparent" style:font-size-asian="11pt" style:font-weight-asian="normal"/>
    </style:style>
    <style:style style:name="P13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6b0fb" officeooo:paragraph-rsid="0076b0fb" fo:background-color="transparent" style:font-size-asian="11pt" style:font-weight-asian="normal"/>
    </style:style>
    <style:style style:name="P13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75bb4" officeooo:paragraph-rsid="00775bb4" fo:background-color="transparent" style:font-size-asian="11pt" style:font-weight-asian="normal"/>
    </style:style>
    <style:style style:name="P13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75bb4" officeooo:paragraph-rsid="007921f1" fo:background-color="transparent" style:font-size-asian="11pt" style:font-weight-asian="normal"/>
    </style:style>
    <style:style style:name="P13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775bb4" officeooo:paragraph-rsid="007bcd21" fo:background-color="transparent" style:font-size-asian="11pt" style:font-weight-asian="normal"/>
    </style:style>
    <style:style style:name="P13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cca9e" officeooo:paragraph-rsid="006cca9e" fo:background-color="transparent" style:font-size-asian="11pt" style:font-weight-asian="normal"/>
    </style:style>
    <style:style style:name="P13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6e7333" officeooo:paragraph-rsid="006e7333" fo:background-color="transparent" style:font-size-asian="11pt" style:font-weight-asian="normal"/>
    </style:style>
    <style:style style:name="P136"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137"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138"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139"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140"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41"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42"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43"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44"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45"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P146" style:family="paragraph" style:parent-style-name="Standard">
      <style:paragraph-properties fo:margin-top="0in" fo:margin-bottom="0.139in" style:contextual-spacing="false" fo:line-height="115%"/>
      <style:text-properties style:font-name="Calibri" fo:font-size="11pt" fo:language="en" fo:country="none" fo:font-weight="normal" officeooo:rsid="007921f1" officeooo:paragraph-rsid="007921f1" style:font-size-asian="11pt" style:font-weight-asian="normal"/>
    </style:style>
    <style:style style:name="P147" style:family="paragraph" style:parent-style-name="Standard">
      <style:paragraph-properties fo:margin-top="0in" fo:margin-bottom="0.139in" style:contextual-spacing="false" fo:line-height="115%"/>
      <style:text-properties style:font-name="Calibri" fo:font-size="11pt" fo:language="en" fo:country="none" fo:font-weight="normal" officeooo:rsid="007921f1" officeooo:paragraph-rsid="007bcd21" style:font-size-asian="11pt" style:font-weight-asian="normal"/>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normal" officeooo:rsid="00641016" style:font-size-asian="11pt" style:font-weight-asian="normal"/>
    </style:style>
    <style:style style:name="T41" style:family="text">
      <style:text-properties style:font-name="Calibri" fo:font-size="11pt" fo:language="en" fo:country="none" fo:font-weight="normal" officeooo:rsid="0064a644" style:font-size-asian="11pt" style:font-weight-asian="normal"/>
    </style:style>
    <style:style style:name="T42" style:family="text">
      <style:text-properties style:font-name="Calibri" fo:font-size="11pt" fo:language="en" fo:country="none" fo:font-weight="normal" officeooo:rsid="00651764" style:font-size-asian="11pt" style:font-weight-asian="normal"/>
    </style:style>
    <style:style style:name="T43" style:family="text">
      <style:text-properties style:font-name="Calibri" fo:font-size="11pt" fo:language="en" fo:country="none" fo:font-weight="normal" officeooo:rsid="00676412" style:font-size-asian="11pt" style:font-weight-asian="normal"/>
    </style:style>
    <style:style style:name="T44" style:family="text">
      <style:text-properties style:font-name="Calibri" fo:font-size="11pt" fo:language="en" fo:country="none" fo:font-weight="normal" officeooo:rsid="00698784" style:font-size-asian="11pt" style:font-weight-asian="normal"/>
    </style:style>
    <style:style style:name="T45" style:family="text">
      <style:text-properties style:font-name="Calibri" fo:font-size="11pt" fo:language="en" fo:country="none" fo:font-weight="normal" officeooo:rsid="006b088f" style:font-size-asian="11pt" style:font-weight-asian="normal"/>
    </style:style>
    <style:style style:name="T46" style:family="text">
      <style:text-properties style:font-name="Calibri" fo:font-size="11pt" fo:language="en" fo:country="none" fo:font-weight="normal" officeooo:rsid="006cc231" style:font-size-asian="11pt" style:font-weight-asian="normal"/>
    </style:style>
    <style:style style:name="T47" style:family="text">
      <style:text-properties style:font-name="Calibri" fo:font-size="11pt" fo:language="en" fo:country="none" fo:font-weight="normal" officeooo:rsid="006cca9e" style:font-size-asian="11pt" style:font-weight-asian="normal"/>
    </style:style>
    <style:style style:name="T48" style:family="text">
      <style:text-properties style:font-name="Calibri" fo:font-size="11pt" fo:language="en" fo:country="none" fo:font-weight="normal" officeooo:rsid="0071ff80" style:font-size-asian="11pt" style:font-weight-asian="normal"/>
    </style:style>
    <style:style style:name="T49" style:family="text">
      <style:text-properties style:font-name="Calibri" fo:font-size="11pt" fo:language="en" fo:country="none" fo:font-weight="normal" officeooo:rsid="007393f5" style:font-size-asian="11pt" style:font-weight-asian="normal"/>
    </style:style>
    <style:style style:name="T50" style:family="text">
      <style:text-properties style:font-name="Calibri" fo:font-size="11pt" fo:language="en" fo:country="none" fo:font-weight="normal" officeooo:rsid="0076b0fb" style:font-size-asian="11pt" style:font-weight-asian="normal"/>
    </style:style>
    <style:style style:name="T51" style:family="text">
      <style:text-properties style:font-name="Calibri" fo:font-size="11pt" fo:language="en" fo:country="none" fo:font-weight="normal" officeooo:rsid="00775bb4" style:font-size-asian="11pt" style:font-weight-asian="normal"/>
    </style:style>
    <style:style style:name="T52" style:family="text">
      <style:text-properties style:font-name="Calibri" fo:font-size="11pt" fo:language="en" fo:country="none" fo:font-weight="normal" officeooo:rsid="007921f1" style:font-size-asian="11pt" style:font-weight-asian="normal"/>
    </style:style>
    <style:style style:name="T53" style:family="text">
      <style:text-properties style:font-name="Calibri" fo:font-size="11pt" fo:language="en" fo:country="none" fo:font-weight="normal" officeooo:rsid="007bcd21" style:font-size-asian="11pt" style:font-weight-asian="normal"/>
    </style:style>
    <style:style style:name="T54" style:family="text">
      <style:text-properties style:font-name="Calibri" fo:font-size="11pt" fo:language="en" fo:country="none" fo:font-weight="bold" style:font-size-asian="11pt" style:font-weight-asian="bold"/>
    </style:style>
    <style:style style:name="T55" style:family="text">
      <style:text-properties style:font-name="Calibri" fo:font-size="11pt" fo:language="en" fo:country="none" fo:font-weight="bold" officeooo:rsid="0021c59e" style:font-size-asian="11pt" style:font-weight-asian="bold"/>
    </style:style>
    <style:style style:name="T56" style:family="text">
      <style:text-properties style:font-name="Calibri" fo:font-size="11pt" fo:language="en" fo:country="none" fo:font-weight="bold" officeooo:rsid="00243d97" style:font-size-asian="11pt" style:font-weight-asian="bold"/>
    </style:style>
    <style:style style:name="T57" style:family="text">
      <style:text-properties style:font-name="Calibri" fo:font-size="11pt" fo:language="en" fo:country="none" fo:font-weight="bold" officeooo:rsid="00293be1" style:font-size-asian="11pt" style:font-weight-asian="bold"/>
    </style:style>
    <style:style style:name="T58" style:family="text">
      <style:text-properties style:font-name="Calibri" fo:font-size="11pt" fo:language="en" fo:country="none" fo:font-weight="bold" officeooo:rsid="002a7779" style:font-size-asian="11pt" style:font-weight-asian="bold"/>
    </style:style>
    <style:style style:name="T59" style:family="text">
      <style:text-properties style:font-name="Calibri" fo:font-size="11pt" fo:language="en" fo:country="none" fo:font-weight="bold" officeooo:rsid="002a79b4" style:font-size-asian="11pt" style:font-weight-asian="bold"/>
    </style:style>
    <style:style style:name="T60" style:family="text">
      <style:text-properties style:font-name="Calibri" fo:font-size="11pt" fo:language="en" fo:country="none" fo:font-weight="bold" officeooo:rsid="002ce31c" style:font-size-asian="11pt" style:font-weight-asian="bold"/>
    </style:style>
    <style:style style:name="T61" style:family="text">
      <style:text-properties style:font-name="Calibri" fo:font-size="11pt" fo:language="en" fo:country="none" fo:font-weight="bold" officeooo:rsid="002fdaf4" style:font-size-asian="11pt" style:font-weight-asian="bold"/>
    </style:style>
    <style:style style:name="T62" style:family="text">
      <style:text-properties style:font-name="Calibri" fo:font-size="11pt" fo:language="en" fo:country="none" fo:font-weight="bold" officeooo:rsid="00304d6e" style:font-size-asian="11pt" style:font-weight-asian="bold"/>
    </style:style>
    <style:style style:name="T63" style:family="text">
      <style:text-properties style:font-name="Calibri" fo:font-size="11pt" fo:language="en" fo:country="none" fo:font-weight="bold" officeooo:rsid="00331e06" style:font-size-asian="11pt" style:font-weight-asian="bold"/>
    </style:style>
    <style:style style:name="T64" style:family="text">
      <style:text-properties style:font-name="Calibri" fo:font-size="11pt" fo:language="en" fo:country="none" fo:font-weight="bold" officeooo:rsid="0036d737" style:font-size-asian="11pt" style:font-weight-asian="bold"/>
    </style:style>
    <style:style style:name="T65" style:family="text">
      <style:text-properties style:font-name="Calibri" fo:font-size="11pt" fo:language="en" fo:country="none" fo:font-weight="bold" officeooo:rsid="00385ec8" style:font-size-asian="11pt" style:font-weight-asian="bold"/>
    </style:style>
    <style:style style:name="T66" style:family="text">
      <style:text-properties style:font-name="Calibri" fo:font-size="11pt" fo:language="en" fo:country="none" fo:font-weight="bold" officeooo:rsid="003ad3b2" style:font-size-asian="11pt" style:font-weight-asian="bold"/>
    </style:style>
    <style:style style:name="T67" style:family="text">
      <style:text-properties style:font-name="Calibri" fo:font-size="11pt" fo:language="en" fo:country="none" fo:font-weight="bold" officeooo:rsid="003c9c6c" style:font-size-asian="11pt" style:font-weight-asian="bold"/>
    </style:style>
    <style:style style:name="T68" style:family="text">
      <style:text-properties style:font-name="Calibri" fo:font-size="11pt" fo:language="en" fo:country="none" fo:font-weight="bold" officeooo:rsid="00412da6" style:font-size-asian="11pt" style:font-weight-asian="bold"/>
    </style:style>
    <style:style style:name="T69" style:family="text">
      <style:text-properties style:font-name="Calibri" fo:font-size="11pt" fo:language="en" fo:country="none" fo:font-weight="bold" officeooo:rsid="00430417" style:font-size-asian="11pt" style:font-weight-asian="bold"/>
    </style:style>
    <style:style style:name="T70" style:family="text">
      <style:text-properties style:font-name="Calibri" fo:font-size="11pt" fo:language="en" fo:country="none" fo:font-weight="bold" officeooo:rsid="004631aa" style:font-size-asian="11pt" style:font-weight-asian="bold"/>
    </style:style>
    <style:style style:name="T71" style:family="text">
      <style:text-properties style:font-name="Calibri" fo:font-size="11pt" fo:language="en" fo:country="none" fo:font-weight="bold" officeooo:rsid="0047a952" style:font-size-asian="11pt" style:font-weight-asian="bold"/>
    </style:style>
    <style:style style:name="T72" style:family="text">
      <style:text-properties style:font-name="Calibri" fo:font-size="11pt" fo:language="en" fo:country="none" fo:font-weight="bold" officeooo:rsid="0047bab6" style:font-size-asian="11pt" style:font-weight-asian="bold"/>
    </style:style>
    <style:style style:name="T73" style:family="text">
      <style:text-properties style:font-name="Calibri" fo:font-size="11pt" fo:language="en" fo:country="none" fo:font-weight="bold" officeooo:rsid="004a9e0f" style:font-size-asian="11pt" style:font-weight-asian="bold"/>
    </style:style>
    <style:style style:name="T74" style:family="text">
      <style:text-properties style:font-name="Calibri" fo:font-size="11pt" fo:language="en" fo:country="none" fo:font-weight="bold" officeooo:rsid="004c693e" style:font-size-asian="11pt" style:font-weight-asian="bold"/>
    </style:style>
    <style:style style:name="T75" style:family="text">
      <style:text-properties style:font-name="Calibri" fo:font-size="11pt" fo:language="en" fo:country="none" fo:font-weight="bold" officeooo:rsid="004de704" style:font-size-asian="11pt" style:font-weight-asian="bold"/>
    </style:style>
    <style:style style:name="T76" style:family="text">
      <style:text-properties style:font-name="Calibri" fo:font-size="11pt" fo:language="en" fo:country="none" fo:font-weight="bold" officeooo:rsid="0053a3c5" style:font-size-asian="11pt" style:font-weight-asian="bold"/>
    </style:style>
    <style:style style:name="T77" style:family="text">
      <style:text-properties style:font-name="Calibri" fo:font-size="11pt" fo:language="en" fo:country="none" fo:font-weight="bold" officeooo:rsid="00552e23" style:font-size-asian="11pt" style:font-weight-asian="bold"/>
    </style:style>
    <style:style style:name="T78" style:family="text">
      <style:text-properties style:font-name="Calibri" fo:font-size="11pt" fo:language="en" fo:country="none" fo:font-weight="bold" officeooo:rsid="00582cb3" style:font-size-asian="11pt" style:font-weight-asian="bold"/>
    </style:style>
    <style:style style:name="T79" style:family="text">
      <style:text-properties style:font-name="Calibri" fo:font-size="11pt" fo:language="en" fo:country="none" fo:font-weight="bold" officeooo:rsid="005a4aeb" style:font-size-asian="11pt" style:font-weight-asian="bold"/>
    </style:style>
    <style:style style:name="T80" style:family="text">
      <style:text-properties style:font-name="Calibri" fo:font-size="11pt" fo:language="en" fo:country="none" fo:font-weight="bold" officeooo:rsid="005d18b0" style:font-size-asian="11pt" style:font-weight-asian="bold"/>
    </style:style>
    <style:style style:name="T81" style:family="text">
      <style:text-properties style:font-name="Calibri" fo:font-size="11pt" fo:language="en" fo:country="none" fo:font-weight="bold" officeooo:rsid="0061759a" style:font-size-asian="11pt" style:font-weight-asian="bold"/>
    </style:style>
    <style:style style:name="T82" style:family="text">
      <style:text-properties style:font-name="Calibri" fo:font-size="11pt" fo:language="en" fo:country="none" fo:font-weight="bold" officeooo:rsid="0062f48d" style:font-size-asian="11pt" style:font-weight-asian="bold"/>
    </style:style>
    <style:style style:name="T83" style:family="text">
      <style:text-properties style:font-name="Calibri" fo:font-size="11pt" fo:language="en" fo:country="none" fo:font-weight="bold" officeooo:rsid="00641016" style:font-size-asian="11pt" style:font-weight-asian="bold"/>
    </style:style>
    <style:style style:name="T84" style:family="text">
      <style:text-properties style:font-name="Calibri" fo:font-size="11pt" fo:language="en" fo:country="none" fo:font-weight="bold" officeooo:rsid="0064a644" style:font-size-asian="11pt" style:font-weight-asian="bold"/>
    </style:style>
    <style:style style:name="T85" style:family="text">
      <style:text-properties style:font-name="Calibri" fo:font-size="11pt" fo:language="en" fo:country="none" fo:font-weight="bold" officeooo:rsid="00651764" style:font-size-asian="11pt" style:font-weight-asian="bold"/>
    </style:style>
    <style:style style:name="T86" style:family="text">
      <style:text-properties style:font-name="Calibri" fo:font-size="11pt" fo:language="en" fo:country="none" fo:font-weight="bold" officeooo:rsid="00676412" style:font-size-asian="11pt" style:font-weight-asian="bold"/>
    </style:style>
    <style:style style:name="T87" style:family="text">
      <style:text-properties style:font-name="Calibri" fo:font-size="11pt" fo:language="en" fo:country="none" fo:font-weight="bold" officeooo:rsid="00688957" style:font-size-asian="11pt" style:font-weight-asian="bold"/>
    </style:style>
    <style:style style:name="T88" style:family="text">
      <style:text-properties style:font-name="Calibri" fo:font-size="11pt" fo:language="en" fo:country="none" fo:font-weight="bold" officeooo:rsid="00698784" style:font-size-asian="11pt" style:font-weight-asian="bold"/>
    </style:style>
    <style:style style:name="T89" style:family="text">
      <style:text-properties style:font-name="Calibri" fo:font-size="11pt" fo:language="en" fo:country="none" fo:font-weight="bold" officeooo:rsid="006c8586" style:font-size-asian="11pt" style:font-weight-asian="bold"/>
    </style:style>
    <style:style style:name="T90" style:family="text">
      <style:text-properties style:font-name="Calibri" fo:font-size="11pt" fo:language="en" fo:country="none" fo:font-weight="bold" officeooo:rsid="006cc231" style:font-size-asian="11pt" style:font-weight-asian="bold"/>
    </style:style>
    <style:style style:name="T91" style:family="text">
      <style:text-properties style:font-name="Calibri" fo:font-size="11pt" fo:language="en" fo:country="none" fo:font-weight="bold" officeooo:rsid="007053d1" style:font-size-asian="11pt" style:font-weight-asian="bold"/>
    </style:style>
    <style:style style:name="T92" style:family="text">
      <style:text-properties style:font-name="Calibri" fo:font-size="11pt" fo:language="en" fo:country="none" fo:font-weight="bold" officeooo:rsid="007393f5" style:font-size-asian="11pt" style:font-weight-asian="bold"/>
    </style:style>
    <style:style style:name="T93" style:family="text">
      <style:text-properties style:font-name="Calibri" fo:font-size="11pt" fo:language="en" fo:country="none" fo:font-weight="bold" officeooo:rsid="0076b0fb" style:font-size-asian="11pt" style:font-weight-asian="bold"/>
    </style:style>
    <style:style style:name="T94" style:family="text">
      <style:text-properties style:font-name="Calibri" fo:font-size="11pt" fo:language="en" fo:country="none" fo:font-weight="bold" officeooo:rsid="00775bb4" style:font-size-asian="11pt" style:font-weight-asian="bold"/>
    </style:style>
    <style:style style:name="T95" style:family="text">
      <style:text-properties style:font-name="Calibri" fo:font-size="11pt" fo:language="en" fo:country="none" fo:font-weight="bold" officeooo:rsid="007b01d5" style:font-size-asian="11pt" style:font-weight-asian="bold"/>
    </style:style>
    <style:style style:name="T96" style:family="text">
      <style:text-properties style:font-name="Calibri" fo:font-size="11pt" fo:language="en" fo:country="none" fo:font-weight="bold" officeooo:rsid="007bcd21" style:font-size-asian="11pt" style:font-weight-asian="bold"/>
    </style:style>
    <style:style style:name="T97" style:family="text">
      <style:text-properties fo:font-weight="bold" style:font-weight-asian="bold"/>
    </style:style>
    <style:style style:name="T98" style:family="text">
      <style:text-properties fo:font-weight="bold" officeooo:rsid="0021c59e" style:font-weight-asian="bold"/>
    </style:style>
    <style:style style:name="T99" style:family="text">
      <style:text-properties fo:font-weight="bold" officeooo:rsid="00698784" style:font-weight-asian="bold"/>
    </style:style>
    <style:style style:name="T100" style:family="text">
      <style:text-properties fo:font-weight="bold" officeooo:rsid="007053d1" style:font-weight-asian="bold"/>
    </style:style>
    <style:style style:name="T101" style:family="text">
      <style:text-properties officeooo:rsid="00141a83"/>
    </style:style>
    <style:style style:name="T102" style:family="text">
      <style:text-properties officeooo:rsid="001ba1ba"/>
    </style:style>
    <style:style style:name="T103" style:family="text">
      <style:text-properties officeooo:rsid="001c123a"/>
    </style:style>
    <style:style style:name="T104" style:family="text">
      <style:text-properties officeooo:rsid="001e5ad8"/>
    </style:style>
    <style:style style:name="T105" style:family="text">
      <style:text-properties officeooo:rsid="0021c59e"/>
    </style:style>
    <style:style style:name="T106"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107"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108"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109"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110"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111"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112"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113"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114"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115"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116"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117"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118"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119"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120" style:family="text">
      <style:text-properties officeooo:rsid="00293be1"/>
    </style:style>
    <style:style style:name="T121" style:family="text">
      <style:text-properties officeooo:rsid="002a7779"/>
    </style:style>
    <style:style style:name="T122" style:family="text">
      <style:text-properties officeooo:rsid="002a79b4"/>
    </style:style>
    <style:style style:name="T123" style:family="text">
      <style:text-properties officeooo:rsid="002c55c2"/>
    </style:style>
    <style:style style:name="T124" style:family="text">
      <style:text-properties officeooo:rsid="002ca1fc"/>
    </style:style>
    <style:style style:name="T125" style:family="text">
      <style:text-properties officeooo:rsid="002fdaf4"/>
    </style:style>
    <style:style style:name="T126" style:family="text">
      <style:text-properties officeooo:rsid="00304d6e"/>
    </style:style>
    <style:style style:name="T127" style:family="text">
      <style:text-properties officeooo:rsid="003240a0"/>
    </style:style>
    <style:style style:name="T128" style:family="text">
      <style:text-properties officeooo:rsid="00331e06"/>
    </style:style>
    <style:style style:name="T129" style:family="text">
      <style:text-properties officeooo:rsid="0036d737"/>
    </style:style>
    <style:style style:name="T130" style:family="text">
      <style:text-properties officeooo:rsid="00385ec8"/>
    </style:style>
    <style:style style:name="T131" style:family="text">
      <style:text-properties officeooo:rsid="0038e870"/>
    </style:style>
    <style:style style:name="T132" style:family="text">
      <style:text-properties officeooo:rsid="003ad3b2"/>
    </style:style>
    <style:style style:name="T133" style:family="text">
      <style:text-properties officeooo:rsid="003c9c6c"/>
    </style:style>
    <style:style style:name="T134" style:family="text">
      <style:text-properties officeooo:rsid="00412da6"/>
    </style:style>
    <style:style style:name="T135" style:family="text">
      <style:text-properties officeooo:rsid="00430417"/>
    </style:style>
    <style:style style:name="T136" style:family="text">
      <style:text-properties officeooo:rsid="00459b08"/>
    </style:style>
    <style:style style:name="T137" style:family="text">
      <style:text-properties officeooo:rsid="0047a952"/>
    </style:style>
    <style:style style:name="T138" style:family="text">
      <style:text-properties officeooo:rsid="0048b65f"/>
    </style:style>
    <style:style style:name="T139" style:family="text">
      <style:text-properties officeooo:rsid="004a9e0f"/>
    </style:style>
    <style:style style:name="T140" style:family="text">
      <style:text-properties officeooo:rsid="0053a3c5"/>
    </style:style>
    <style:style style:name="T141" style:family="text">
      <style:text-properties officeooo:rsid="00552e23"/>
    </style:style>
    <style:style style:name="T142" style:family="text">
      <style:text-properties officeooo:rsid="0056d1f8"/>
    </style:style>
    <style:style style:name="T143" style:family="text">
      <style:text-properties officeooo:rsid="005a4aeb"/>
    </style:style>
    <style:style style:name="T144" style:family="text">
      <style:text-properties officeooo:rsid="005d18b0"/>
    </style:style>
    <style:style style:name="T145" style:family="text">
      <style:text-properties officeooo:rsid="005dc49f"/>
    </style:style>
    <style:style style:name="T146" style:family="text">
      <style:text-properties officeooo:rsid="005f93a2"/>
    </style:style>
    <style:style style:name="T147" style:family="text">
      <style:text-properties officeooo:rsid="006301c2"/>
    </style:style>
    <style:style style:name="T148" style:family="text">
      <style:text-properties officeooo:rsid="0063eef1"/>
    </style:style>
    <style:style style:name="T149" style:family="text">
      <style:text-properties officeooo:rsid="00641016"/>
    </style:style>
    <style:style style:name="T150" style:family="text">
      <style:text-properties officeooo:rsid="0064a644"/>
    </style:style>
    <style:style style:name="T151" style:family="text">
      <style:text-properties officeooo:rsid="00651764"/>
    </style:style>
    <style:style style:name="T152" style:family="text">
      <style:text-properties officeooo:rsid="006639d5"/>
    </style:style>
    <style:style style:name="T153" style:family="text">
      <style:text-properties officeooo:rsid="00676412"/>
    </style:style>
    <style:style style:name="T154" style:family="text">
      <style:text-properties officeooo:rsid="00688957"/>
    </style:style>
    <style:style style:name="T155" style:family="text">
      <style:text-properties officeooo:rsid="00698784"/>
    </style:style>
    <style:style style:name="T156" style:family="text">
      <style:text-properties officeooo:rsid="006b088f"/>
    </style:style>
    <style:style style:name="T157" style:family="text">
      <style:text-properties officeooo:rsid="006cc231"/>
    </style:style>
    <style:style style:name="T158" style:family="text">
      <style:text-properties officeooo:rsid="006cca9e"/>
    </style:style>
    <style:style style:name="T159" style:family="text">
      <style:text-properties officeooo:rsid="006e7333"/>
    </style:style>
    <style:style style:name="T160" style:family="text">
      <style:text-properties officeooo:rsid="007393f5"/>
    </style:style>
    <style:style style:name="T161" style:family="text">
      <style:text-properties officeooo:rsid="00753df0"/>
    </style:style>
    <style:style style:name="T162" style:family="text">
      <style:text-properties officeooo:rsid="00764ea0"/>
    </style:style>
    <style:style style:name="T163" style:family="text">
      <style:text-properties officeooo:rsid="0076b0fb"/>
    </style:style>
    <style:style style:name="T164" style:family="text">
      <style:text-properties officeooo:rsid="00775bb4"/>
    </style:style>
    <style:style style:name="T165" style:family="text">
      <style:text-properties style:text-position="super 58%" officeooo:rsid="00775bb4"/>
    </style:style>
    <style:style style:name="T166" style:family="text">
      <style:text-properties officeooo:rsid="007921f1"/>
    </style:style>
    <style:style style:name="T167" style:family="text">
      <style:text-properties officeooo:rsid="007b898b"/>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21">ML <text:s/><text:span text:style-name="T102">Environment Generator</text:span></text:p>
      <text:p text:style-name="P1">The overall goal of this exercise is to create two adversarial AI's. One to generate 3d platformer levels, and the other to traverse them.</text:p>
      <text:p text:style-name="P1"/>
      <text:p text:style-name="P22"><text:span text:style-name="T54">PPO_00 </text:span><text:span text:style-name="T1">- first attempt </text:span></text:p>
      <text:p text:style-name="P1">mlagents-learn EnvironmentBehavior.yaml --run-id=<text:span text:style-name="T103">Env_</text:span>PPO_00 </text:p>
      <text:p text:style-name="P22"><text:span text:style-name="T54">Result - </text:span><text:span text:style-name="T1"><text:s/></text:span><text:span text:style-name="T2">Trained much better than expected, but very slowly due to multiple object instatiations.</text:span></text:p>
      <text:p text:style-name="P1"/>
      <text:p text:style-name="P22"><text:span text:style-name="T54">PPO_01 –</text:span><text:span text:style-name="T1"> </text:span><text:span text:style-name="T3">Scaled reward to steps.</text:span></text:p>
      <text:p text:style-name="P2">mlagents-learn EnvironmentBehavior.yaml --run-id=<text:span text:style-name="T103">Env_</text:span>PPO_0<text:span text:style-name="T103">1</text:span></text:p>
      <text:p text:style-name="P22"><text:span text:style-name="T54">Result - </text:span><text:span text:style-name="T1"><text:s/></text:span><text:span text:style-name="T4">Trained well</text:span></text:p>
      <text:p text:style-name="P1"/>
      <text:p text:style-name="P22"><text:span text:style-name="T54">PPO_02 –</text:span><text:span text:style-name="T1"> </text:span><text:span text:style-name="T4">Added pooling system. Other optimizations. Trained from build.</text:span></text:p>
      <text:p text:style-name="P3">mlagents-learn EnvironmentBehavior.yaml --run-id=<text:span text:style-name="T103">Env_</text:span>PPO_0<text:span text:style-name="T104">2 </text:span><text:span text:style-name="T101">--env=../Builds </text:span></text:p>
      <text:p text:style-name="P22"><text:span text:style-name="T54">Result - </text:span><text:span text:style-name="T1"><text:s/></text:span><text:span text:style-name="T5">Was getting incorrect values from gaussian function</text:span></text:p>
      <text:p text:style-name="P20"/>
      <text:p text:style-name="P24"><text:span text:style-name="T54">PPO_0</text:span><text:span text:style-name="T55">3</text:span><text:span text:style-name="T54">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24438786" text:style-name="L1">
        <text:list-item>
          <text:p text:style-name="P94"><text:span text:style-name="T7">Changed learning rate </text:span><text:span text:style-name="T8">schedule</text:span><text:span text:style-name="T7"> to linear from constant.</text:span></text:p>
        </text:list-item>
      </text:list>
      <text:p text:style-name="P23"><text:span text:style-name="T55">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5"><text:span text:style-name="T54">PPO_0</text:span><text:span text:style-name="T56">4</text:span><text:span text:style-name="T54"> –</text:span><text:span text:style-name="T1"> </text:span><text:span text:style-name="T9">Trying a smaller </text:span><text:span text:style-name="T10">batch</text:span><text:span text:style-name="T9"> size since we’re using discrete actions</text:span></text:p>
      <text:list xml:id="list175307597065684" text:continue-numbering="true" text:style-name="L1">
        <text:list-item>
          <text:p text:style-name="P95"><text:span text:style-name="T7">Cha</text:span><text:span text:style-name="T9">nged </text:span><text:span text:style-name="T10">batch</text:span><text:span text:style-name="T9"> size from 2048 to 256</text:span></text:p>
        </text:list-item>
      </text:list>
      <text:p text:style-name="P4"><text:span text:style-name="T98">Result - </text:span><text:span text:style-name="T105"><text:s/></text:span><text:span text:style-name="T120">Results were identical to the last test.</text:span></text:p>
      <text:p text:style-name="P30"><text:soft-page-break/><text:span text:style-name="T54">PPO_0</text:span><text:span text:style-name="T57">5</text:span><text:span text:style-name="T54"> –</text:span><text:span text:style-name="T1"> </text:span><text:span text:style-name="T11">Removed all of the position observations</text:span></text:p>
      <text:p text:style-name="P5"><text:span text:style-name="T98">Result - </text:span><text:span text:style-name="T105"><text:s/></text:span><text:span text:style-name="T120">Results </text:span><text:span text:style-name="T121">were similar to last test, with slighlty faster training. It seems that non-changing positional information isn’t necessary if the one hot encoded tile types are kept in order.</text:span></text:p>
      <text:p text:style-name="P5"/>
      <text:p text:style-name="P31"><text:span text:style-name="T54">PPO_0</text:span><text:span text:style-name="T58">6</text:span><text:span text:style-name="T54">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98">Result - </text:span><text:span text:style-name="T105"><text:s/></text:span><text:span text:style-name="T120">Result </text:span><text:span text:style-name="T122">was a little worse than the previous run.</text:span></text:p>
      <text:p text:style-name="P6"/>
      <text:p text:style-name="P32"><text:span text:style-name="T54">PPO_0</text:span><text:span text:style-name="T59">7</text:span><text:span text:style-name="T54"> –</text:span><text:span text:style-name="T1"> </text:span><text:span text:style-name="T13">Encoding position data as 3 discrete actions spaces (x,y,z) with 10,1,10 options each, which corresponds with the 10x10 grid.</text:span></text:p>
      <text:p text:style-name="P7"><text:span text:style-name="T98">Result - </text:span><text:span text:style-name="T105"><text:s/></text:span><text:span text:style-name="T123">Trained well and was simpler to implement.</text:span></text:p>
      <text:p text:style-name="P7"/>
      <text:p text:style-name="P26"><text:span text:style-name="T54">PPO_0</text:span><text:span text:style-name="T60">8</text:span><text:span text:style-name="T54"> –</text:span><text:span text:style-name="T1"> </text:span><text:span text:style-name="T14">Randomizing path length from 3 to 20</text:span></text:p>
      <text:list xml:id="list175308434731896" text:continue-numbering="true" text:style-name="L1">
        <text:list-item>
          <text:p text:style-name="P96"><text:span text:style-name="T7">Cha</text:span><text:span text:style-name="T9">nged </text:span><text:span text:style-name="T14">max steps from 10M to 20M</text:span></text:p>
        </text:list-item>
      </text:list>
      <text:p text:style-name="P8"><text:span text:style-name="T98">Result - </text:span><text:span text:style-name="T105"><text:s/></text:span><text:span text:style-name="T120">Resul</text:span><text:span text:style-name="T124">ts were a little worse than previous attemps, but was still slowly improving at 20M samples. Will add slope as an observation.</text:span></text:p>
      <text:p text:style-name="P8"/>
      <text:p text:style-name="P27"><text:span text:style-name="T54">PPO_0</text:span><text:span text:style-name="T60">9</text:span><text:span text:style-name="T54"> –</text:span><text:span text:style-name="T1"> </text:span><text:span text:style-name="T15">Hyperparamter tuning to make the agent a bit more short sighted</text:span></text:p>
      <text:list xml:id="list175308170694395" text:continue-numbering="true" text:style-name="L1">
        <text:list-item>
          <text:p text:style-name="P97"><text:span text:style-name="T7">Cha</text:span><text:span text:style-name="T9">nged </text:span><text:span text:style-name="T15">time horizon from 128 to 32</text:span></text:p>
        </text:list-item>
        <text:list-item>
          <text:p text:style-name="P101"><text:span text:style-name="T1">Changed buffer size from </text:span><text:span text:style-name="T106">81920</text:span><text:span text:style-name="T108"> to 10000</text:span></text:p>
        </text:list-item>
        <text:list-item>
          <text:p text:style-name="P103">Upped num envs from 4 to 6</text:p>
        </text:list-item>
      </text:list>
      <text:p text:style-name="P9"><text:span text:style-name="T98">Result - </text:span><text:span text:style-name="T105"><text:s/></text:span><text:span text:style-name="T125">Initially trained a bit faster, but failed to improve over previous attemps</text:span></text:p>
      <text:p text:style-name="P1"/>
      <text:p text:style-name="P33"><text:span text:style-name="T54">PPO_</text:span><text:span text:style-name="T61">10</text:span><text:span text:style-name="T54"> –</text:span><text:span text:style-name="T1"> </text:span><text:span text:style-name="T16">Added a target path legth slope to hopefully help guide the agent to the target path length</text:span></text:p>
      <text:p text:style-name="P10"><text:span text:style-name="T98">Result - </text:span><text:span text:style-name="T105"><text:s/></text:span><text:span text:style-name="T126">Trained remarkably well. Not perfect though.</text:span></text:p>
      <text:p text:style-name="P1"/>
      <text:p text:style-name="P28"><text:soft-page-break/><text:span text:style-name="T54">PPO_</text:span><text:span text:style-name="T62">11</text:span><text:span text:style-name="T54"> –</text:span><text:span text:style-name="T1"> </text:span><text:span text:style-name="T15">Hyperparamter tuning. </text:span><text:span text:style-name="T18">Might try increasing beta on next run</text:span></text:p>
      <text:list xml:id="list175309675510927" text:continue-numbering="true" text:style-name="L1">
        <text:list-item>
          <text:p text:style-name="P98"><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136"><text:span text:style-name="T17">C</text:span><text:span text:style-name="T1">hanged batch size from 256 to 512</text:span></text:p>
        </text:list-item>
        <text:list-item>
          <text:p text:style-name="P102"><text:span text:style-name="T1">Changed buffer size from </text:span><text:span text:style-name="T107">10000 to 30000</text:span></text:p>
        </text:list-item>
      </text:list>
      <text:p text:style-name="P11"><text:span text:style-name="T98">Result - </text:span><text:span text:style-name="T105"><text:s/></text:span><text:span text:style-name="T127">Results were similar to previous attempt.</text:span></text:p>
      <text:p text:style-name="P1"/>
      <text:p text:style-name="P29"><text:span text:style-name="T54">PPO_</text:span><text:span text:style-name="T62">1</text:span><text:span text:style-name="T63">2</text:span><text:span text:style-name="T54"> –</text:span><text:span text:style-name="T1"> </text:span><text:span text:style-name="T19">Trying a deeper network</text:span></text:p>
      <text:list xml:id="list175307712978486" text:continue-numbering="true" text:style-name="L1">
        <text:list-item>
          <text:p text:style-name="P99"><text:span text:style-name="T7">Cha</text:span><text:span text:style-name="T9">nged </text:span><text:span text:style-name="T109">num layers from 2 to 5</text:span></text:p>
        </text:list-item>
      </text:list>
      <text:p text:style-name="P12"><text:span text:style-name="T98">Result - </text:span><text:span text:style-name="T105"><text:s/></text:span><text:span text:style-name="T129">About the same</text:span></text:p>
      <text:p text:style-name="P12"/>
      <text:p text:style-name="P34"><text:span text:style-name="T54">PPO_</text:span><text:span text:style-name="T64">13</text:span><text:span text:style-name="T54"> –</text:span><text:span text:style-name="T1"> </text:span><text:span text:style-name="T19">Trying a deeper network</text:span></text:p>
      <text:list xml:id="list175308080720332" text:continue-numbering="true" text:style-name="L1">
        <text:list-item>
          <text:p text:style-name="P137"><text:span text:style-name="T109">Changed batch size from </text:span><text:span text:style-name="T110">512 to 256</text:span></text:p>
        </text:list-item>
        <text:list-item>
          <text:p text:style-name="P104">Changed buffer size from 30000 to 2048</text:p>
        </text:list-item>
      </text:list>
      <text:p text:style-name="P13"><text:span text:style-name="T98">Result - </text:span><text:span text:style-name="T105"><text:s/></text:span><text:span text:style-name="T130">No real difference.</text:span></text:p>
      <text:p text:style-name="P13"/>
      <text:p text:style-name="P35"><text:span text:style-name="T65">SAC</text:span><text:span text:style-name="T54">_</text:span><text:span text:style-name="T65">01</text:span><text:span text:style-name="T54"> –</text:span><text:span text:style-name="T1"> </text:span><text:span text:style-name="T19">Trying </text:span><text:span text:style-name="T20">a copy of the hallway network</text:span></text:p>
      <text:list xml:id="list175308527605026" text:continue-numbering="true" text:style-name="L1">
        <text:list-item>
          <text:p text:style-name="P138"><text:span text:style-name="T109">Changed </text:span><text:span text:style-name="T111">num env from 6 to 4</text:span></text:p>
        </text:list-item>
      </text:list>
      <text:p text:style-name="P14"><text:span text:style-name="T98">Result - </text:span><text:span text:style-name="T105"><text:s/></text:span><text:span text:style-name="T131">Failed. Going to try restructuring the environment so that the agent has an existential cost and the episode ends as soon as a path is found.</text:span></text:p>
      <text:p text:style-name="P14"/>
      <text:p text:style-name="P36"><text:span text:style-name="T54">PPO_</text:span><text:span text:style-name="T64">1</text:span><text:span text:style-name="T66">4</text:span><text:span text:style-name="T54"> –</text:span><text:span text:style-name="T1"> </text:span><text:span text:style-name="T21">Restructured reward. 1 on finding path, small existential otherwise</text:span></text:p>
      <text:p text:style-name="P15"><text:span text:style-name="T19">mlagents-learn EnvironmentBehavior.yaml --run-id=</text:span><text:span text:style-name="T103">Env_</text:span><text:span text:style-name="T19">PPO_</text:span><text:span text:style-name="T132">1</text:span><text:span text:style-name="T104">2 </text:span><text:span text:style-name="T101">--env=../Builds --</text:span><text:span text:style-name="T132">num-env=6</text:span></text:p>
      <text:list xml:id="list175309649146450" text:continue-numbering="true" text:style-name="L1">
        <text:list-item>
          <text:p text:style-name="P139"><text:span text:style-name="T109">Changed batch size from </text:span><text:span text:style-name="T112">256</text:span><text:span text:style-name="T110"> to </text:span><text:span text:style-name="T112">512</text:span></text:p>
        </text:list-item>
        <text:list-item>
          <text:p text:style-name="P139"><text:span text:style-name="T110">Changed buffer size from </text:span><text:span text:style-name="T112">2048</text:span><text:span text:style-name="T110"> to </text:span><text:span text:style-name="T112">30000</text:span></text:p>
        </text:list-item>
        <text:list-item>
          <text:p text:style-name="P105">Changed num layers from 5 to 2</text:p>
        </text:list-item>
      </text:list>
      <text:p text:style-name="P15"><text:span text:style-name="T98">Result - </text:span><text:span text:style-name="T105"><text:s/></text:span><text:span text:style-name="T133">Did not train.</text:span></text:p>
      <text:p text:style-name="P37"><text:soft-page-break/><text:span text:style-name="T54">PPO_</text:span><text:span text:style-name="T64">1</text:span><text:span text:style-name="T67">5</text:span><text:span text:style-name="T54"> –</text:span><text:span text:style-name="T1"> </text:span><text:span text:style-name="T22">Hyperparameter tuning</text:span></text:p>
      <text:p text:style-name="P16"><text:span text:style-name="T128">mlagents-learn EnvironmentBehavior.yaml --run-id=</text:span><text:span text:style-name="T103">Env_</text:span><text:span text:style-name="T128">PPO_</text:span><text:span text:style-name="T132">1</text:span><text:span text:style-name="T133">5</text:span><text:span text:style-name="T104"> </text:span><text:span text:style-name="T101">--env=../Builds --</text:span><text:span text:style-name="T132">num-env=6</text:span></text:p>
      <text:list xml:id="list175309030776637" text:continue-numbering="true" text:style-name="L1">
        <text:list-item>
          <text:p text:style-name="P140"><text:span text:style-name="T109">Changed batch size from </text:span><text:span text:style-name="T113">512</text:span><text:span text:style-name="T110"> to </text:span><text:span text:style-name="T113">2048</text:span></text:p>
        </text:list-item>
        <text:list-item>
          <text:p text:style-name="P140"><text:span text:style-name="T110">Changed buffer size from </text:span><text:span text:style-name="T112">30000 </text:span><text:span text:style-name="T113">to 20480</text:span></text:p>
        </text:list-item>
        <text:list-item>
          <text:p text:style-name="P106">Normalize to true</text:p>
        </text:list-item>
        <text:list-item>
          <text:p text:style-name="P106">hidden units from 256 to 512</text:p>
        </text:list-item>
        <text:list-item>
          <text:p text:style-name="P110">Max steps from 20M to 10M</text:p>
        </text:list-item>
        <text:list-item>
          <text:p text:style-name="P110">Time horizon from 64 to 1000</text:p>
        </text:list-item>
      </text:list>
      <text:p text:style-name="P16"><text:span text:style-name="T98">Result - </text:span><text:span text:style-name="T105"><text:s/></text:span><text:span text:style-name="T133">Did not </text:span><text:span text:style-name="T134">train</text:span></text:p>
      <text:p text:style-name="P16"/>
      <text:p text:style-name="P38"><text:span text:style-name="T54">PPO_</text:span><text:span text:style-name="T64">1</text:span><text:span text:style-name="T68">6</text:span><text:span text:style-name="T54"> –</text:span><text:span text:style-name="T1"> </text:span><text:span text:style-name="T23">Overhaul of observations and actions. Agent can now act on every unlocked node in the grid at each step.</text:span></text:p>
      <text:p text:style-name="P17"><text:span text:style-name="T98">Result - </text:span><text:span text:style-name="T105"><text:s/></text:span><text:span text:style-name="T133">Did n</text:span><text:span text:style-name="T135">ot train</text:span></text:p>
      <text:p text:style-name="P17"/>
      <text:p text:style-name="P39"><text:span text:style-name="T54">PPO_</text:span><text:span text:style-name="T64">1</text:span><text:span text:style-name="T69">7</text:span><text:span text:style-name="T54"> –</text:span><text:span text:style-name="T1"> </text:span><text:span text:style-name="T22">Hyperparameter tuning. </text:span><text:span text:style-name="T24">There may be an issue with normalizing observations that are already <text:s/>in -1 to 1 range.</text:span></text:p>
      <text:p text:style-name="P18"><text:span text:style-name="T128">mlagents-learn EnvironmentBehavior.yaml --run-id=</text:span><text:span text:style-name="T103">Env_</text:span><text:span text:style-name="T128">PPO_</text:span><text:span text:style-name="T132">1</text:span><text:span text:style-name="T133">5</text:span><text:span text:style-name="T104"> </text:span><text:span text:style-name="T101">--env=../Builds --</text:span><text:span text:style-name="T132">num-env=6</text:span></text:p>
      <text:list xml:id="list175309427461169" text:continue-numbering="true" text:style-name="L1">
        <text:list-item>
          <text:p text:style-name="P141"><text:span text:style-name="T109">Changed </text:span><text:span text:style-name="T114">hidden units from 512 to 128</text:span></text:p>
        </text:list-item>
        <text:list-item>
          <text:p text:style-name="P111"><text:span text:style-name="T133">t</text:span>ime horizon from 1000 to 100</text:p>
        </text:list-item>
        <text:list-item>
          <text:p text:style-name="P107">Normalize to <text:span text:style-name="T135">false</text:span></text:p>
        </text:list-item>
      </text:list>
      <text:p text:style-name="P66"><text:span text:style-name="T98">Result - </text:span><text:span text:style-name="T105"><text:s/></text:span><text:span text:style-name="T133">Did n</text:span><text:span text:style-name="T135">ot train. </text:span><text:span text:style-name="T136">Agent may not like having to make 101 decisions each tick.</text:span></text:p>
      <text:p text:style-name="P66"/>
      <text:p text:style-name="P40"><text:span text:style-name="T54">PPO_</text:span><text:span text:style-name="T64">1</text:span><text:span text:style-name="T70">8</text:span><text:span text:style-name="T54"> –</text:span><text:span text:style-name="T1"> </text:span><text:span text:style-name="T25">Reverted to single discrete action space with 100 choices on a 10x10 grid.</text:span></text:p>
      <text:p text:style-name="P19"><text:span text:style-name="T128">mlagents-learn EnvironmentBehavior.yaml --run-id=</text:span><text:span text:style-name="T103">Env_</text:span><text:span text:style-name="T128">PPO_</text:span><text:span text:style-name="T132">1</text:span><text:span text:style-name="T133">5</text:span><text:span text:style-name="T104"> </text:span><text:span text:style-name="T101">--env=../Builds --</text:span><text:span text:style-name="T132">num-env=6</text:span></text:p>
      <text:list xml:id="list175308520885405" text:continue-numbering="true" text:style-name="L1">
        <text:list-item>
          <text:p text:style-name="P142"><text:span text:style-name="T109">Changed </text:span><text:span text:style-name="T115">num envs from 4 to 8</text:span></text:p>
        </text:list-item>
      </text:list>
      <text:p text:style-name="P67"><text:span text:style-name="T98">Result - </text:span><text:span text:style-name="T105"><text:s/></text:span><text:span text:style-name="T133">Did n</text:span><text:span text:style-name="T135">ot t</text:span><text:span text:style-name="T137">rain</text:span></text:p>
      <text:p text:style-name="P67"><text:soft-page-break/></text:p>
      <text:p text:style-name="P41"><text:span text:style-name="T54">PPO_</text:span><text:span text:style-name="T64">1</text:span><text:span text:style-name="T71">9</text:span><text:span text:style-name="T54"> –</text:span><text:span text:style-name="T1"> </text:span><text:span text:style-name="T25">Re</text:span><text:span text:style-name="T26">ward tuning.</text:span></text:p>
      <text:list xml:id="list175309661177610" text:continue-numbering="true" text:style-name="L1">
        <text:list-item>
          <text:p text:style-name="P143"><text:span text:style-name="T109">Changed </text:span><text:span text:style-name="T115">num envs from </text:span><text:span text:style-name="T116">8</text:span><text:span text:style-name="T115"> to </text:span><text:span text:style-name="T116">4</text:span></text:p>
        </text:list-item>
      </text:list>
      <text:p text:style-name="P68"><text:span text:style-name="T98">Result - </text:span><text:span text:style-name="T105"><text:s/></text:span><text:span text:style-name="T133">Did n</text:span><text:span text:style-name="T135">ot t</text:span><text:span text:style-name="T138">rain</text:span></text:p>
      <text:p text:style-name="P68"/>
      <text:p text:style-name="P42"><text:span text:style-name="T54">PPO_</text:span><text:span text:style-name="T72">20</text:span><text:span text:style-name="T54">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175309589759668" text:continue-numbering="true" text:style-name="L1">
        <text:list-item>
          <text:p text:style-name="P144"><text:span text:style-name="T109">C</text:span><text:span text:style-name="T108">hanged time horizon from 100 to 16</text:span></text:p>
        </text:list-item>
        <text:list-item>
          <text:p text:style-name="P112">changed num layers from 2 to 3</text:p>
        </text:list-item>
      </text:list>
      <text:p text:style-name="P69"><text:span text:style-name="T98">Result - </text:span><text:span text:style-name="T105"><text:s/></text:span><text:span text:style-name="T133">Did n</text:span><text:span text:style-name="T135">ot t</text:span><text:span text:style-name="T139">rain</text:span></text:p>
      <text:p text:style-name="P69"/>
      <text:p text:style-name="P43"><text:span text:style-name="T54">PPO_</text:span><text:span text:style-name="T72">2</text:span><text:span text:style-name="T73">4</text:span><text:span text:style-name="T54"> –</text:span><text:span text:style-name="T1"> </text:span><text:span text:style-name="T27">Hyperparameter</text:span><text:span text:style-name="T26"> tuning.</text:span><text:span text:style-name="T117"> </text:span><text:span text:style-name="T118">Trained for approx 200M steps.</text:span></text:p>
      <text:p text:style-name="P70"><text:span text:style-name="T98">Result - </text:span><text:span text:style-name="T105"><text:s/></text:span><text:span text:style-name="T139">Was trainning, but very slowly.</text:span></text:p>
      <text:p text:style-name="P70"/>
      <text:p text:style-name="P44"><text:span text:style-name="T54">PPO_</text:span><text:span text:style-name="T72">2</text:span><text:span text:style-name="T74">5</text:span><text:span text:style-name="T54"> –</text:span><text:span text:style-name="T1"> </text:span><text:span text:style-name="T28">Tinkering with LSTM</text:span></text:p>
      <text:list xml:id="list175309658440279" text:continue-numbering="true" text:style-name="L1">
        <text:list-item>
          <text:p text:style-name="P145"><text:span text:style-name="T109">C</text:span><text:span text:style-name="T118">hanged </text:span><text:span text:style-name="T119">batch size to 1024</text:span></text:p>
        </text:list-item>
        <text:list-item>
          <text:p text:style-name="P113">Changed buffer size to 10240</text:p>
        </text:list-item>
        <text:list-item>
          <text:p text:style-name="P113">memory -&gt; sequence length = 128</text:p>
        </text:list-item>
        <text:list-item>
          <text:p text:style-name="P113">memory -&gt; memory_size = 128</text:p>
        </text:list-item>
      </text:list>
      <text:p text:style-name="P71"><text:span text:style-name="T98">Result - </text:span><text:span text:style-name="T105"><text:s/></text:span><text:span text:style-name="T133">Did n</text:span><text:span text:style-name="T135">ot t</text:span><text:span text:style-name="T139">rain</text:span></text:p>
      <text:p text:style-name="P71"/>
      <text:p text:style-name="P45"><text:span text:style-name="T54">PPO_</text:span><text:span text:style-name="T72">2</text:span><text:span text:style-name="T75">6, </text:span><text:span text:style-name="T76">27</text:span><text:span text:style-name="T54">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175309646483855" text:continue-numbering="true" text:style-name="L1">
        <text:list-item>
          <text:p text:style-name="P114">Removed LSTM memory</text:p>
        </text:list-item>
        <text:list-item>
          <text:p text:style-name="P115"><text:soft-page-break/>Added is path node observation</text:p>
        </text:list-item>
        <text:list-item>
          <text:p text:style-name="P116">Using 4 environments from 8</text:p>
        </text:list-item>
      </text:list>
      <text:p text:style-name="P71"><text:span text:style-name="T98">Result - </text:span><text:span text:style-name="T105"><text:s/></text:span><text:span text:style-name="T140">Succeeds about 97% of the time</text:span></text:p>
      <text:p text:style-name="P71"/>
      <text:p text:style-name="P46"><text:span text:style-name="T54">PPO_</text:span><text:span text:style-name="T72">2</text:span><text:span text:style-name="T76">8</text:span><text:span text:style-name="T54"> –</text:span><text:span text:style-name="T1"> </text:span><text:span text:style-name="T31">Added a cohesion observation where the agent is rewarded for keeping similar tiles together. Added reward for maintaining a specified amount of empty space. </text:span></text:p>
      <text:p text:style-name="P72"><text:span text:style-name="T98">Result - </text:span><text:span text:style-name="T105"><text:s/></text:span><text:span text:style-name="T140">Suc</text:span><text:span text:style-name="T141">ceeded about 99.8% of the time. Tended to fill most tiles though</text:span></text:p>
      <text:p text:style-name="P72"/>
      <text:p text:style-name="P47"><text:span text:style-name="T54">PPO_</text:span><text:span text:style-name="T72">2</text:span><text:span text:style-name="T77">9</text:span><text:span text:style-name="T54">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175307933097340" text:continue-numbering="true" text:style-name="L1">
        <text:list-item>
          <text:p text:style-name="P117"><text:span text:style-name="T141">C</text:span>hanged max steps from 30M to 50M</text:p>
        </text:list-item>
      </text:list>
      <text:p text:style-name="P73"><text:span text:style-name="T98">Result - </text:span><text:span text:style-name="T105"><text:s/></text:span><text:span text:style-name="T142">Trained all 5 lessons in about 10M steps.</text:span></text:p>
      <text:p text:style-name="P73"/>
      <text:p text:style-name="P48"><text:span text:style-name="T54">PPO_</text:span><text:span text:style-name="T78">30</text:span><text:span text:style-name="T54"> –</text:span><text:span text:style-name="T1"> </text:span><text:span text:style-name="T33">Removed normalization of rewards values so maximum total reward can be higher than 1. </text:span><text:span text:style-name="T34">Not using a server build, but not rendering tiles either.</text:span></text:p>
      <text:list xml:id="list175308536924208" text:continue-numbering="true" text:style-name="L1">
        <text:list-item>
          <text:p text:style-name="P118">Upped training time step from 20 to 100. </text:p>
        </text:list-item>
      </text:list>
      <text:p text:style-name="P74"><text:span text:style-name="T98">Result - </text:span><text:span text:style-name="T105"><text:s/></text:span><text:span text:style-name="T143">Time step set in agent didn’t seem to have an effect. Didn’t get past first lesson.</text:span></text:p>
      <text:p text:style-name="P74"/>
      <text:p text:style-name="P49"><text:span text:style-name="T54">PPO_</text:span><text:span text:style-name="T78">3</text:span><text:span text:style-name="T79">1</text:span><text:span text:style-name="T54"> –</text:span><text:span text:style-name="T1"> </text:span><text:span text:style-name="T35">Give path length, cohesion, empty space an influence value, but don’t normalize.</text:span></text:p>
      <text:list xml:id="list175309075387024" text:continue-numbering="true" text:style-name="L1">
        <text:list-item>
          <text:p text:style-name="P119">Upped training time step from 20 to 100, <text:span text:style-name="T143">in Yaml file.</text:span></text:p>
        </text:list-item>
        <text:list-item>
          <text:p text:style-name="P120">Changed batch size to 128 from 1024</text:p>
        </text:list-item>
        <text:list-item>
          <text:p text:style-name="P120">Changed buffer size to 12800 from 10240</text:p>
        </text:list-item>
      </text:list>
      <text:p text:style-name="P75"><text:span text:style-name="T98">Result - </text:span><text:span text:style-name="T105"><text:s/></text:span><text:span text:style-name="T144">Stopped early. Wasn’t training</text:span></text:p>
      <text:p text:style-name="P75"/>
      <text:p text:style-name="P50"><text:span text:style-name="T54">PPO_</text:span><text:span text:style-name="T78">3</text:span><text:span text:style-name="T80">2</text:span><text:span text:style-name="T54"> –</text:span><text:span text:style-name="T1"> </text:span><text:span text:style-name="T36">Increasing batch and buffer sizes since we have a large observation and action spaces.</text:span></text:p>
      <text:list xml:id="list175307906238165" text:continue-numbering="true" text:style-name="L1">
        <text:list-item>
          <text:p text:style-name="P121">Changed batch size to<text:span text:style-name="T144">2048 from</text:span> 128</text:p>
        </text:list-item>
        <text:list-item>
          <text:p text:style-name="P121">Changed buffer size to <text:span text:style-name="T144">20480 from</text:span> 12800</text:p>
        </text:list-item>
      </text:list>
      <text:p text:style-name="P76"><text:soft-page-break/><text:span text:style-name="T98">Result - </text:span><text:span text:style-name="T105"><text:s/></text:span><text:span text:style-name="T145">Did not train</text:span></text:p>
      <text:p text:style-name="P76"/>
      <text:p text:style-name="P51"><text:span text:style-name="T54">PPO_</text:span><text:span text:style-name="T78">3</text:span><text:span text:style-name="T81">3</text:span><text:span text:style-name="T54"> –</text:span><text:span text:style-name="T1"> </text:span><text:span text:style-name="T37">Refactor. Focusing entirely on path length</text:span></text:p>
      <text:p text:style-name="P77"><text:span text:style-name="T98">Result - </text:span><text:span text:style-name="T105"><text:s/></text:span><text:span text:style-name="T145">Did not train</text:span></text:p>
      <text:p text:style-name="P77"/>
      <text:p text:style-name="P52"><text:span text:style-name="T54">PPO_</text:span><text:span text:style-name="T78">3</text:span><text:span text:style-name="T82">4</text:span><text:span text:style-name="T54">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175309165147977" text:continue-numbering="true" text:style-name="L1">
        <text:list-item>
          <text:p text:style-name="P122"><text:span text:style-name="T146">Changed </text:span><text:span text:style-name="T147">num hidden units from 256 to 512</text:span></text:p>
        </text:list-item>
        <text:list-item>
          <text:p text:style-name="P124">Changed num layers from 3 to 5</text:p>
        </text:list-item>
      </text:list>
      <text:p text:style-name="P78"><text:span text:style-name="T98">Result - </text:span><text:span text:style-name="T105"><text:s/></text:span><text:span text:style-name="T145">Did not train. </text:span><text:span text:style-name="T148">Going to try making a modified grid sensor that uses a cnn.</text:span></text:p>
      <text:p text:style-name="P78"/>
      <text:p text:style-name="P53"><text:span text:style-name="T54">PPO_</text:span><text:span text:style-name="T78">3</text:span><text:span text:style-name="T83">5</text:span><text:span text:style-name="T54"> –</text:span><text:span text:style-name="T1"> </text:span><text:span text:style-name="T40">Major refactor. Using an image run through a cnn instead of one hot encoding the grid observations. This is only a general test to see if this approach is possible.</text:span></text:p>
      <text:list xml:id="list175308131886223" text:continue-numbering="true" text:style-name="L1">
        <text:list-item>
          <text:p text:style-name="P123"><text:span text:style-name="T146">Changed </text:span><text:span text:style-name="T149">vis encode type from simple to match3</text:span></text:p>
        </text:list-item>
      </text:list>
      <text:p text:style-name="P79"><text:span text:style-name="T98">Result - </text:span><text:span text:style-name="T105"><text:s/></text:span><text:span text:style-name="T150">This seems to be the correct approach. Training times were much higher though.</text:span></text:p>
      <text:p text:style-name="P79"/>
      <text:p text:style-name="P54"><text:span text:style-name="T54">PPO_</text:span><text:span text:style-name="T78">3</text:span><text:span text:style-name="T84">6</text:span><text:span text:style-name="T54"> –</text:span><text:span text:style-name="T1"> </text:span><text:span text:style-name="T41">Current path length was off by 1, so agent could never quite reach it’s target path length.</text:span></text:p>
      <text:p text:style-name="P80"><text:span text:style-name="T98">Result - </text:span><text:span text:style-name="T105"><text:s/></text:span><text:span text:style-name="T151">Seemed to train fairly well, but maybe max episode steps wasn’t enough for the agent to create a large enough reward to make it to the next lesson.</text:span></text:p>
      <text:p text:style-name="P80"/>
      <text:p text:style-name="P55"><text:span text:style-name="T54">PPO_</text:span><text:span text:style-name="T78">3</text:span><text:span text:style-name="T85">7</text:span><text:span text:style-name="T54"> –</text:span><text:span text:style-name="T1"> </text:span><text:span text:style-name="T42">Increased max steps per episode, fewer steps overall. Ideally this will give the agent more time to maximize its score per episode (still normalized to max of +1) while lowering randomness more quickly overall.</text:span></text:p>
      <text:list xml:id="list175308434809955" text:continue-numbering="true" text:style-name="L1">
        <text:list-item>
          <text:p text:style-name="P125">Max steps per episode 2000 from 500</text:p>
        </text:list-item>
        <text:list-item>
          <text:p text:style-name="P125">Max steps 5M from 50M</text:p>
        </text:list-item>
      </text:list>
      <text:p text:style-name="P81"><text:span text:style-name="T98">Result - </text:span><text:span text:style-name="T105"><text:s/></text:span><text:span text:style-name="T152">Never transitioned to next lesson. Lesson length may be too long. </text:span><text:span text:style-name="T153">No increase in training speed.</text:span></text:p>
      <text:p text:style-name="P81"/>
      <text:p text:style-name="P56"><text:soft-page-break/><text:span text:style-name="T54">PPO_</text:span><text:span text:style-name="T78">3</text:span><text:span text:style-name="T86">8</text:span><text:span text:style-name="T54"> –</text:span><text:span text:style-name="T1"> </text:span><text:span text:style-name="T43">Shortened lesson length.</text:span></text:p>
      <text:list xml:id="list175309491243690" text:continue-numbering="true" text:style-name="L1">
        <text:list-item>
          <text:p text:style-name="P126">Min lesson length 1000 from 10000</text:p>
        </text:list-item>
        <text:list-item>
          <text:p text:style-name="P126">Num envs 6 from 8</text:p>
        </text:list-item>
      </text:list>
      <text:p text:style-name="P82"><text:span text:style-name="T98">Result - </text:span><text:span text:style-name="T105"><text:s/></text:span><text:span text:style-name="T154">Didn’t switch lessons</text:span></text:p>
      <text:p text:style-name="P82"/>
      <text:p text:style-name="P57"><text:span text:style-name="T54">PPO_</text:span><text:span text:style-name="T78">3</text:span><text:span text:style-name="T87">9</text:span><text:span text:style-name="T54"> –</text:span><text:span text:style-name="T1"> </text:span><text:span text:style-name="T43">Shortened lesson length.</text:span></text:p>
      <text:list xml:id="list175309593248133" text:continue-numbering="true" text:style-name="L1">
        <text:list-item>
          <text:p text:style-name="P127">Min lesson length 100 from 1000</text:p>
        </text:list-item>
        <text:list-item>
          <text:p text:style-name="P127">Num envs <text:span text:style-name="T154">12</text:span> from <text:span text:style-name="T154">6</text:span></text:p>
        </text:list-item>
      </text:list>
      <text:p text:style-name="P83"><text:span text:style-name="T98">Result - </text:span><text:span text:style-name="T105"><text:s/></text:span><text:span text:style-name="T155">Switched lessons, didn’t seem to learn to make longer paths</text:span></text:p>
      <text:p text:style-name="P83"/>
      <text:p text:style-name="P58"><text:span text:style-name="T54">PPO_</text:span><text:span text:style-name="T88">40</text:span><text:span text:style-name="T54"> –</text:span><text:span text:style-name="T1"> </text:span><text:span text:style-name="T44">Path data is now restricted to red channel, cohesion data is on the green channel.</text:span></text:p>
      <text:p text:style-name="P84"><text:span text:style-name="T98">Result - </text:span><text:span text:style-name="T105"><text:s/></text:span><text:span text:style-name="T155">Swi</text:span><text:span text:style-name="T156">tched to second lesson.</text:span></text:p>
      <text:p text:style-name="P84"/>
      <text:p text:style-name="P59"><text:span text:style-name="T54">PPO_</text:span><text:span text:style-name="T88">4</text:span><text:span text:style-name="T89">1</text:span><text:span text:style-name="T54"> –</text:span><text:span text:style-name="T1"> </text:span><text:span text:style-name="T45">Adjusting network size to hopefully make it a bit easier to train</text:span></text:p>
      <text:list xml:id="list175308525250339" text:continue-numbering="true" text:style-name="L1">
        <text:list-item>
          <text:p text:style-name="P128">Hidden units 128 from 512</text:p>
        </text:list-item>
        <text:list-item>
          <text:p text:style-name="P128">Num layers 3 from 5</text:p>
        </text:list-item>
      </text:list>
      <text:p text:style-name="P85"><text:span text:style-name="T98">Result - </text:span><text:span text:style-name="T105"><text:s/></text:span><text:span text:style-name="T157">Got to the second lesson in under 1M steps, but doesn’t seem to understand making longer paths.</text:span></text:p>
      <text:p text:style-name="P85"/>
      <text:p text:style-name="P60"><text:span text:style-name="T54">PPO_</text:span><text:span text:style-name="T88">4</text:span><text:span text:style-name="T90">2</text:span><text:span text:style-name="T54"> –</text:span><text:span text:style-name="T1"> </text:span><text:span text:style-name="T48">BUG – agent wasn’t recieving rewards for cohesion and empty space.</text:span><text:span text:style-name="T1"> </text:span><text:span text:style-name="T46">Simplifying the lessons a bit, so that it starts at making a minimum path length with 50% cohesion and missing tiles, then adds less than 20% range with each new lesson.</text:span></text:p>
      <text:p text:style-name="P86"><text:span text:style-name="T98">Result - </text:span><text:span text:style-name="T105"><text:s/></text:span><text:span text:style-name="T157">Got </text:span><text:span text:style-name="T162">to third lesson. May benefit from increased training time.</text:span></text:p>
      <text:p text:style-name="P86"/>
      <text:p text:style-name="P62"><text:span text:style-name="T54">PPO_</text:span><text:span text:style-name="T88">4</text:span><text:span text:style-name="T92">3</text:span><text:span text:style-name="T54"> –</text:span><text:span text:style-name="T1"> </text:span><text:span text:style-name="T49">Empty space value was not being updated</text:span></text:p>
      <text:list xml:id="list175309654609430" text:continue-numbering="true" text:style-name="L1">
        <text:list-item>
          <text:p text:style-name="P129"><text:span text:style-name="T160">M</text:span>ax steps 50M from 5M</text:p>
        </text:list-item>
      </text:list>
      <text:p text:style-name="P88"><text:span text:style-name="T98">Result - </text:span><text:span text:style-name="T105"><text:s/></text:span><text:span text:style-name="T157">Got </text:span><text:span text:style-name="T163">to third lesson. There was no benefit to additional training.</text:span></text:p>
      <text:p text:style-name="P86"><text:soft-page-break/></text:p>
      <text:p text:style-name="P63"><text:span text:style-name="T54">PPO_</text:span><text:span text:style-name="T88">4</text:span><text:span text:style-name="T93">4</text:span><text:span text:style-name="T54"> –</text:span><text:span text:style-name="T1"> </text:span><text:span text:style-name="T50">Switched visual encoder type to simple, which requires a 20 x 20 grid size at a minimum.</text:span></text:p>
      <text:list xml:id="list175309645465407" text:continue-numbering="true" text:style-name="L1">
        <text:list-item>
          <text:p text:style-name="P130">Visual encoder simple from match 3</text:p>
        </text:list-item>
        <text:list-item>
          <text:p text:style-name="P130">grid size 20 x 20 from 10 x 10</text:p>
        </text:list-item>
      </text:list>
      <text:p text:style-name="P90"><text:span text:style-name="T98">Result - </text:span><text:span text:style-name="T105"><text:s/></text:span><text:span text:style-name="T157">Got </text:span><text:span text:style-name="T164">to 5</text:span><text:span text:style-name="T165">th</text:span><text:span text:style-name="T164"> lesson fairly quickly.</text:span></text:p>
      <text:p text:style-name="P90"/>
      <text:p text:style-name="P64"><text:span text:style-name="T54">PPO_</text:span><text:span text:style-name="T88">4</text:span><text:span text:style-name="T94">5</text:span><text:span text:style-name="T54"> –</text:span><text:span text:style-name="T1"> </text:span><text:span text:style-name="T51">Increased the size of the network, since we’re working with more data on the larger grid</text:span></text:p>
      <text:list xml:id="list175308603803985" text:continue-numbering="true" text:style-name="L1">
        <text:list-item>
          <text:p text:style-name="P131">Num layers 5 from 3</text:p>
        </text:list-item>
        <text:list-item>
          <text:p text:style-name="P131">layer size 256 from 128</text:p>
        </text:list-item>
      </text:list>
      <text:p text:style-name="P91"><text:span text:style-name="T98">Result - </text:span><text:span text:style-name="T105"><text:s/></text:span><text:span text:style-name="T166">Didn’t train</text:span></text:p>
      <text:p text:style-name="P91"/>
      <text:p text:style-name="P65"><text:span text:style-name="T54">PPO_</text:span><text:span text:style-name="T88">4</text:span><text:span text:style-name="T95">6</text:span><text:span text:style-name="T54"> –</text:span><text:span text:style-name="T1"> </text:span><text:span text:style-name="T52">Decreasing depth of network</text:span></text:p>
      <text:p text:style-name="P146">mlagents-learn EnvironmentBehavior.yaml --run-id=Env_PPO_46 --env=../Builds --num-env=12</text:p>
      <text:list xml:id="list175308006702635" text:continue-numbering="true" text:style-name="L1">
        <text:list-item>
          <text:p text:style-name="P132">Num layers <text:span text:style-name="T166">3 from 5</text:span></text:p>
        </text:list-item>
      </text:list>
      <text:p text:style-name="P92"><text:span text:style-name="T98">Result - </text:span><text:span text:style-name="T105"><text:s/></text:span><text:span text:style-name="T167">Had trouble after lesson 5. Going to restructure the project so that the agent can only move tiles from place to place instead of changing tiletype. This is going to remove the empty space observation.</text:span></text:p>
      <text:p text:style-name="P90"/>
      <text:p text:style-name="P100"><text:span text:style-name="T54">PPO_</text:span><text:span text:style-name="T88">4</text:span><text:span text:style-name="T96">7</text:span><text:span text:style-name="T54"> –</text:span><text:span text:style-name="T1"> </text:span><text:span text:style-name="T53">Retooled agent.</text:span></text:p>
      <text:p text:style-name="P147">mlagents-learn EnvironmentBehavior.yaml --run-id=Env_PPO_46 --env=../Builds --num-env=12</text:p>
      <text:list xml:id="list175309468117845" text:continue-numbering="true" text:style-name="L1">
        <text:list-item>
          <text:p text:style-name="P133">Num layers <text:span text:style-name="T166">3 from 5</text:span></text:p>
        </text:list-item>
      </text:list>
      <text:p text:style-name="P109"><text:span text:style-name="T98">Result - <text:s/></text:span></text:p>
      <text:p text:style-name="P90"/>
      <text:p text:style-name="P90"/>
      <text:p text:style-name="P90"/>
      <text:p text:style-name="P90"/>
      <text:p text:style-name="P90"><text:soft-page-break/></text:p>
      <text:p text:style-name="P61"><text:span text:style-name="T54">PPO_</text:span><text:span text:style-name="T88">4</text:span><text:span text:style-name="T91">4</text:span><text:span text:style-name="T54"> –</text:span><text:span text:style-name="T1"> </text:span><text:span text:style-name="T47">Adding a few stacks to see if having persistent data will allow the agent to plan a bit better. Will experiment with memory next.</text:span></text:p>
      <text:list xml:id="list175308349576647" text:continue-numbering="true" text:style-name="L1">
        <text:list-item>
          <text:p text:style-name="P134"><text:span text:style-name="T158">N</text:span>um stacks (agent obs and textue sensor) 3 from 1</text:p>
        </text:list-item>
      </text:list>
      <text:p text:style-name="P87"><text:span text:style-name="T98">Result - </text:span><text:span text:style-name="T105"><text:s/></text:span><text:span text:style-name="T157">Got </text:span></text:p>
      <text:p text:style-name="P87"/>
      <text:p text:style-name="P89"><text:span text:style-name="T159">Simplify by removing cohesion. Set texture to grayscale. Add another texture Sensor later for cohesion. </text:span><text:span text:style-name="T161">Set target cohesion lower.</text:span></text:p>
      <text:p text:style-name="P1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27T17:53:07.400000000</dc:date>
    <meta:editing-duration>P42DT18H9M48S</meta:editing-duration>
    <meta:editing-cycles>88</meta:editing-cycles>
    <meta:generator>LibreOffice/7.0.4.2$Windows_X86_64 LibreOffice_project/dcf040e67528d9187c66b2379df5ea4407429775</meta:generator>
    <meta:document-statistic meta:table-count="0" meta:image-count="0" meta:object-count="0" meta:page-count="10" meta:paragraph-count="166" meta:word-count="1880" meta:character-count="10754" meta:non-whitespace-character-count="9021"/>
  </office:meta>
</office:document-meta>
</file>